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" svg:font-family="Calibri"/>
    <style:font-face style:name="Courier New" svg:font-family="'Courier New'"/>
    <style:font-face style:name="Noto Sans Devanagari1" svg:font-family="'Noto Sans Devanagari'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34516" officeooo:paragraph-rsid="00034516"/>
    </style:style>
    <style:style style:name="P2" style:family="paragraph" style:parent-style-name="Standard">
      <style:text-properties officeooo:rsid="00034516" officeooo:paragraph-rsid="00052bb4"/>
    </style:style>
    <style:style style:name="P3" style:family="paragraph" style:parent-style-name="Standard">
      <style:text-properties style:text-underline-style="solid" style:text-underline-width="auto" style:text-underline-color="font-color" officeooo:paragraph-rsid="00052bb4"/>
    </style:style>
    <style:style style:name="P4" style:family="paragraph" style:parent-style-name="Standard">
      <style:text-properties officeooo:paragraph-rsid="00052bb4"/>
    </style:style>
    <style:style style:name="P5" style:family="paragraph" style:parent-style-name="Standard">
      <style:text-properties officeooo:paragraph-rsid="000acdbc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034516" officeooo:paragraph-rsid="00052bb4"/>
    </style:style>
    <style:style style:name="P7" style:family="paragraph" style:parent-style-name="List_20_Paragraph" style:list-style-name="WWNum1">
      <style:text-properties officeooo:rsid="00034516" officeooo:paragraph-rsid="00052bb4"/>
    </style:style>
    <style:style style:name="P8" style:family="paragraph" style:parent-style-name="List_20_Paragraph" style:list-style-name="WWNum1">
      <style:text-properties officeooo:paragraph-rsid="00052bb4"/>
    </style:style>
    <style:style style:name="P9" style:family="paragraph" style:parent-style-name="List_20_Paragraph">
      <style:text-properties officeooo:paragraph-rsid="00052bb4"/>
    </style:style>
    <style:style style:name="P10" style:family="paragraph" style:parent-style-name="Heading_20_2">
      <style:text-properties officeooo:paragraph-rsid="00052bb4"/>
    </style:style>
    <style:style style:name="T1" style:family="text">
      <style:text-properties officeooo:rsid="000367f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52bb4"/>
    </style:style>
    <style:style style:name="T4" style:family="text">
      <style:text-properties officeooo:rsid="0006fee0"/>
    </style:style>
    <style:style style:name="T5" style:family="text">
      <style:text-properties officeooo:rsid="0007b4a1"/>
    </style:style>
    <style:style style:name="T6" style:family="text">
      <style:text-properties officeooo:rsid="00099007"/>
    </style:style>
    <style:style style:name="T7" style:family="text">
      <style:text-properties officeooo:rsid="0003451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34516" style:font-weight-asian="bold" style:font-weight-complex="bold"/>
    </style:style>
    <style:style style:name="T10" style:family="text">
      <style:text-properties fo:font-weight="bold" officeooo:rsid="000acdbc" style:font-weight-asian="bold" style:font-weight-complex="bold"/>
    </style:style>
    <style:style style:name="T11" style:family="text">
      <style:text-properties officeooo:rsid="000acdbc"/>
    </style:style>
    <style:style style:name="T12" style:family="text">
      <style:text-properties fo:font-weight="normal" officeooo:rsid="000acdbc" style:font-weight-asian="normal" style:font-weight-complex="normal"/>
    </style:style>
    <style:style style:name="T13" style:family="text">
      <style:text-properties fo:font-weight="normal" officeooo:rsid="000cca21" style:font-weight-asian="normal" style:font-weight-complex="normal"/>
    </style:style>
    <style:style style:name="T14" style:family="text">
      <style:text-properties fo:language="en" fo:country="US" fo:font-style="italic" fo:font-weight="bold" officeooo:rsid="000acdbc" style:font-weight-asian="normal" style:font-weight-complex="normal"/>
    </style:style>
    <style:style style:name="T15" style:family="text">
      <style:text-properties fo:language="en" fo:country="US" fo:font-style="italic" fo:font-weight="bold" officeooo:rsid="000acdbc" style:font-weight-asian="bold" style:font-weight-complex="bold"/>
    </style:style>
    <style:style style:name="T16" style:family="text">
      <style:text-properties fo:language="en" fo:country="US" fo:font-style="italic" fo:font-weight="normal" officeooo:rsid="000acdbc" style:font-weight-asian="normal" style:font-weight-complex="normal"/>
    </style:style>
    <style:style style:name="T17" style:family="text">
      <style:text-properties officeooo:rsid="000b2b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2">Du 29/08 au 30/09</text:h>
      <text:p text:style-name="P3"/>
      <text:p text:style-name="P4"><text:span text:style-name="T2">Entreprise : </text:span></text:p>
      <text:list xml:id="list2721777331" text:style-name="WWNum1">
        <text:list-item>
          <text:p text:style-name="P8">Compréhension générale du cadre de travail : </text:p>
          <text:list>
            <text:list-item>
              <text:p text:style-name="P8">Contexte métier (chaine communicante Linky)</text:p>
            </text:list-item>
            <text:list-item>
              <text:p text:style-name="P8">Contexte infra<text:span text:style-name="T4">structure</text:span> (<text:span text:style-name="T6">élèments</text:span> supervisé<text:span text:style-name="T6">s </text:span>par le SOC<text:span text:style-name="T8">*</text:span>)</text:p>
            </text:list-item>
            <text:list-item>
              <text:p text:style-name="P8">Les processus SOC : Spécifiquement sur le processus de gestion des incidents.<text:bookmark text:name="_GoBack"/></text:p>
            </text:list-item>
          </text:list>
        </text:list-item>
      </text:list>
      <text:p text:style-name="P9"/>
      <text:list xml:id="list190642736816875" text:continue-numbering="true" text:style-name="WWNum1">
        <text:list-item>
          <text:p text:style-name="P8">Introduction aux outils du SOC</text:p>
          <text:list>
            <text:list-item>
              <text:p text:style-name="P8">Découverte des solutions utilisées</text:p>
            </text:list-item>
            <text:list-item>
              <text:p text:style-name="P8">Accès aux outils</text:p>
            </text:list-item>
            <text:list-item>
              <text:p text:style-name="P8">Prise en main spécifique de l’outil SIEM<text:span text:style-name="T8">*</text:span> :</text:p>
              <text:list>
                <text:list-item>
                  <text:p text:style-name="P8">Compréhension des règles de détection actuelles (métiers <text:span text:style-name="T17">et</text:span> infras<text:span text:style-name="T17">tructures</text:span>).</text:p>
                </text:list-item>
              </text:list>
            </text:list-item>
          </text:list>
        </text:list-item>
      </text:list>
      <text:p text:style-name="P9"/>
      <text:list xml:id="list190644222983880" text:continue-numbering="true" text:style-name="WWNum1">
        <text:list-item>
          <text:p text:style-name="P8">Analyse et qualification d’incidents de sécurité quotidienne ;</text:p>
        </text:list-item>
      </text:list>
      <text:p text:style-name="P9"/>
      <text:list xml:id="list190643984451682" text:continue-numbering="true" text:style-name="WWNum1">
        <text:list-item>
          <text:p text:style-name="P8">Participation à une réunion hebdomadaire :</text:p>
          <text:list>
            <text:list-item>
              <text:p text:style-name="P8">d’amélioration continue de la détection avec les différentes parties prenantes (AMOA projet, Analystes, MCO, etc.) ;</text:p>
            </text:list-item>
            <text:list-item>
              <text:p text:style-name="P8">d’équipe avec l’équipe Analyste et le SOC Manager pour suivre l’avancement des travaux et définir les objectifs de chacun.</text:p>
            </text:list-item>
          </text:list>
        </text:list-item>
      </text:list>
      <text:p text:style-name="P9"/>
      <text:list xml:id="list190642167896515" text:continue-numbering="true" text:style-name="WWNum1">
        <text:list-item>
          <text:p text:style-name="P8">Amélioration de règles existantes pour nos outils de détection (SIEM) ;</text:p>
        </text:list-item>
      </text:list>
      <text:p text:style-name="P9"/>
      <text:list xml:id="list190644277685004" text:continue-numbering="true" text:style-name="WWNum1">
        <text:list-item>
          <text:p text:style-name="P8">Introduction à la création de règle de détection :</text:p>
          <text:list>
            <text:list-item>
              <text:p text:style-name="P8">Développement d’une règle simple en hors production ;</text:p>
            </text:list-item>
            <text:list-item>
              <text:p text:style-name="P8">Tests de la règle à l’aide d’injection de logs ;</text:p>
            </text:list-item>
            <text:list-item>
              <text:p text:style-name="P8">Mise en production et surveillance de la règle.</text:p>
            </text:list-item>
          </text:list>
        </text:list-item>
      </text:list>
      <text:p text:style-name="P9"/>
      <text:list xml:id="list190642934458485" text:continue-numbering="true" text:style-name="WWNum1">
        <text:list-item>
          <text:p text:style-name="P7">Développement d’un script python afin d’actualiser automatiquement les pages web des écrans de supervision et faciliter la surveillance.</text:p>
        </text:list-item>
      </text:list>
      <text:p text:style-name="P2">Rapport école :</text:p>
      <text:p text:style-name="P2"/>
      <text:p text:style-name="P2">- Cours réseaux : TCP, HTTP, socket, partage de fichiers (NFS, SMB, etc …), CGI servlet, Routage et sécurité. </text:p>
      <text:p text:style-name="P2">- Projet sur 1 mois en python : jeu de bataille naval en réseau avec socket, multi-thread et mémoire partagé.</text:p>
      <text:p text:style-name="P2">- TP réseaux (TCP, HTTP, partage de fichiers, etc ...)</text:p>
      <text:p text:style-name="P2">- Cours d’optimisation numérique.</text:p>
      <text:p text:style-name="P2">- Cours web <text:span text:style-name="T3">ey début de projet web </text:span>: <text:span text:style-name="T1">HTML, CSS, JavaScript. Prise en main de nodeJs et vueJs.</text:span></text:p>
      <text:p text:style-name="P2">- <text:span text:style-name="T1">Anglais et TOEIC début septembre : score de 905</text:span></text:p>
      <text:p text:style-name="P2"/>
      <text:p text:style-name="P4"><text:span text:style-name="T9">*SOC</text:span><text:span text:style-name="T7"> : </text:span>L’activité principale du <text:span text:style-name="T8">Security Operation Center </text:span>consiste à collecter les informations en provenance des éléments de sécurité, de les analyser et d’y détecter les potentielles anomalies.</text:p>
      <text:p text:style-name="P4"/>
      <text:p text:style-name="P5"><text:span text:style-name="T8">*</text:span><text:span text:style-name="T10">SIEM</text:span><text:span text:style-name="T12"> : Le principe du </text:span><text:span text:style-name="T10">s</text:span><text:span text:style-name="T15">ecurity information and event management</text:span><text:span text:style-name="T12"> est de gérer les évènements du système d'information (</text:span><text:a xlink:type="simple" xlink:href="https://fr.wikipedia.org/wiki/Système_d%27information" text:style-name="Internet_20_link" text:visited-style-name="Visited_20_Internet_20_Link"><text:span text:style-name="T12">SI</text:span></text:a><text:span text:style-name="T12">) </text:span><text:span text:style-name="T13">et de les corréler</text:span><text:span text:style-name="T12">. </text:span></text:p>
      <text:p text:style-name="P6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" svg:font-family="Calibri"/>
    <style:font-face style:name="Courier New" svg:font-family="'Courier New'"/>
    <style:font-face style:name="Noto Sans Devanagari1" svg:font-family="'Noto Sans Devanagari'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9:12:36.691620434</meta:creation-date>
    <dc:date>2018-10-11T19:02:55.628614449</dc:date>
    <meta:editing-duration>PT18M47S</meta:editing-duration>
    <meta:editing-cycles>10</meta:editing-cycles>
    <meta:generator>LibreOffice/6.1.2.1$Linux_X86_64 LibreOffice_project/10$Build-1</meta:generator>
    <meta:document-statistic meta:table-count="0" meta:image-count="0" meta:object-count="0" meta:page-count="1" meta:paragraph-count="30" meta:word-count="334" meta:character-count="2019" meta:non-whitespace-character-count="1730"/>
  </office:meta>
</office:document-meta>
</file>